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c88f" officeooo:paragraph-rsid="0013c88f"/>
    </style:style>
    <style:style style:name="P2" style:family="paragraph" style:parent-style-name="Standard">
      <style:text-properties officeooo:rsid="00100602" officeooo:paragraph-rsid="00100602"/>
    </style:style>
    <style:style style:name="P3" style:family="paragraph" style:parent-style-name="Standard">
      <style:text-properties officeooo:rsid="00100334" officeooo:paragraph-rsid="00100334" fo:background-color="#ffff00"/>
    </style:style>
    <style:style style:name="P4" style:family="paragraph" style:parent-style-name="Standard">
      <style:text-properties officeooo:rsid="00100602" officeooo:paragraph-rsid="00100602" fo:background-color="#ffff00"/>
    </style:style>
    <style:style style:name="P5" style:family="paragraph" style:parent-style-name="Standard">
      <style:text-properties fo:font-style="italic" officeooo:rsid="00100602" officeooo:paragraph-rsid="00100602" style:font-style-asian="italic" style:font-style-complex="italic"/>
    </style:style>
    <style:style style:name="P6" style:family="paragraph" style:parent-style-name="Standard">
      <style:text-properties fo:font-style="normal" officeooo:rsid="00100602" officeooo:paragraph-rsid="00100602" style:font-style-asian="normal" style:font-style-complex="normal"/>
    </style:style>
    <style:style style:name="P7" style:family="paragraph" style:parent-style-name="Standard">
      <style:text-properties fo:font-style="normal" officeooo:rsid="0011efce" officeooo:paragraph-rsid="0011efce" style:font-style-asian="normal" style:font-style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c88f" officeooo:paragraph-rsid="0013c88f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60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efce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1efce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7/09/2020</text:p>
      <text:p text:style-name="P3"/>
      <text:p text:style-name="P3">The mouse allows/<text:span text:style-name="T2">enables/permit</text:span> the user <text:span text:style-name="T1">TO</text:span> INTRODUCE DATA</text:p>
      <text:p text:style-name="P3"/>
      <text:p text:style-name="P4">The mouse lets the user introduce data.</text:p>
      <text:p text:style-name="P2"/>
      <text:p text:style-name="P5">Las dos frases anteriores son lo mismo pero unos verbos necesitan el “to” y “lets” no necesitan el “to”</text:p>
      <text:p text:style-name="P2">------------</text:p>
      <text:p text:style-name="P2"/>
      <text:p text:style-name="P2">How do you do something??? <text:span text:style-name="T1">By </text:span><text:span text:style-name="T3">typing/ </text:span><text:span text:style-name="T1">by</text:span><text:span text:style-name="T3"> introducing on the keyboard</text:span></text:p>
      <text:p text:style-name="P2"><text:span text:style-name="T3"/></text:p>
      <text:p text:style-name="P5"><text:span text:style-name="T3">Otros verbos necesitan el “by” delante.</text:span></text:p>
      <text:p text:style-name="P5"><text:span text:style-name="T3"/></text:p>
      <text:p text:style-name="P5"><text:span text:style-name="T3">-----------</text:span></text:p>
      <text:p text:style-name="P6"><text:span text:style-name="T3">“</text:span><text:span text:style-name="T4">Data” are or if? </text:span><text:span text:style-name="T6">Data es singular o plural???</text:span></text:p>
      <text:p text:style-name="P7"><text:span text:style-name="T6">P</text:span><text:span text:style-name="T5">or la etimologia, viene de “Datum/a” que es plural, pero a la hora de la verdad, la gente la suele tomar tanto como singular que como plural y ambas opciones están acept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c88f" officeooo:paragraph-rsid="0013c8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inglés<text:tab/>Andreu Mut Porte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7T08:02:26.803000000</meta:creation-date>
    <dc:date>2020-09-17T08:10:01.809000000</dc:date>
    <meta:editing-duration>PT7M34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1" meta:word-count="101" meta:character-count="593" meta:non-whitespace-character-count="503"/>
  </office:meta>
</office:document-meta>
</file>